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CacheStatistics.cacheHitImage( ImageKey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ageCacheStatistics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ageCacheStatistics.increaseEntry( Map map ,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mageCacheStatistics.getImageInfoCacheMi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CacheStatistics.getImageInfoCacheH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CacheStatistics.cacheHitImageInfo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CacheStatistics.invalidHit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CacheStatistics.getImageCacheH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CacheStatistics.ImageCacheStatistics( boolean detail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ageCacheStatistics.getImageCacheMiss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CacheStatistics.getImageCacheHi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CacheStatistics.cacheMissImageInfo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CacheStatistics.cacheMissImage( ImageKey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ageCacheStatistics.getImageCacheMi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CacheStatistics.getInvalidH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